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-86" table:style-name="ta1" table:print="false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table:number-columns-repeated="5"/>
          <table:table-cell office:value-type="string">
            <text:p>https://www.ryutai.co.jp/shiryou/liquid/water-mitsudo-1.htm</text:p>
          </table:table-cell>
          <table:table-cell/>
          <table:table-cell office:value-type="string">
            <text:p>replace</text:p>
          </table:table-cell>
          <table:table-cell office:value-type="float" office:value="1">
            <text:p>1</text:p>
          </table:table-cell>
          <table:table-cell office:value-type="string">
            <text:p>^(.+?)\t(.+?)\t(.+?)\t(.+?)\t(.+?)\t(.+?)\t(.+?)\t</text:p>
          </table:table-cell>
          <table:table-cell office:value-type="string">
            <text:p>$1\t$2\t$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温度</text:p>
          </table:table-cell>
          <table:table-cell office:value-type="string">
            <text:p>密度</text:p>
          </table:table-cell>
          <table:table-cell table:formula="of:=[.B2]" office:value-type="string" office:string-value="温度">
            <text:p>温度</text:p>
          </table:table-cell>
          <table:table-cell office:value-type="string">
            <text:p>粘度音速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　</text:p>
          </table:table-cell>
          <table:table-cell table:number-columns-repeated="1014"/>
        </table:table-row>
        <table:table-row table:style-name="ro1">
          <table:table-cell>
            <draw:frame table:end-cell-address="'s-86'.G19" table:end-x="1.562cm" table:end-y="0.297cm" draw:z-index="1" draw:style-name="gr1" draw:text-style-name="P1" svg:width="14.285cm" svg:height="8.999cm" svg:x="0.825cm" svg:y="0.548cm">
              <draw:object draw:notify-on-update-of-ranges="'s-86'.D3:'s-86'.D3 's-86'.D4:'s-86'.D50 's-86'.E3:'s-86'.E3 's-86'.E4:'s-86'.E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℃</text:p>
          </table:table-cell>
          <table:table-cell office:value-type="string">
            <text:p>kg/m3</text:p>
          </table:table-cell>
          <table:table-cell table:formula="of:=[.B3]" office:value-type="string" office:string-value="℃">
            <text:p>℃</text:p>
          </table:table-cell>
          <table:table-cell office:value-type="string">
            <text:p>mPa・sm/sec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.35">
            <text:p>4.35</text:p>
          </table:table-cell>
          <table:table-cell office:value-type="float" office:value="999.997">
            <text:p>999.997</text:p>
          </table:table-cell>
          <table:table-cell table:formula="of:=[.B4]" office:value-type="float" office:value="4.35">
            <text:p>4.35</text:p>
          </table:table-cell>
          <table:table-cell office:value-type="float" office:value="1.55061">
            <text:p>1.55061</text:p>
          </table:table-cell>
          <table:table-cell/>
          <table:table-cell>
            <draw:frame table:end-cell-address="'s-86'.N19" table:end-x="1.994cm" table:end-y="0.574cm" draw:z-index="0" draw:style-name="gr1" draw:text-style-name="P1" svg:width="15.999cm" svg:height="8.999cm" svg:x="1.802cm" svg:y="0.247cm">
              <draw:object draw:notify-on-update-of-ranges="'s-86'.B2:'s-86'.B3 's-86'.B4:'s-86'.B50 's-86'.C2:'s-86'.C3 's-86'.C4:'s-86'.C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99.993">
            <text:p>999.993</text:p>
          </table:table-cell>
          <table:table-cell table:formula="of:=[.B5]" office:value-type="float" office:value="5">
            <text:p>5</text:p>
          </table:table-cell>
          <table:table-cell office:value-type="float" office:value="1.51894">
            <text:p>1.518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99.974">
            <text:p>999.974</text:p>
          </table:table-cell>
          <table:table-cell table:formula="of:=[.B6]" office:value-type="float" office:value="6">
            <text:p>6</text:p>
          </table:table-cell>
          <table:table-cell office:value-type="float" office:value="1.47221">
            <text:p>1.47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99.938">
            <text:p>999.938</text:p>
          </table:table-cell>
          <table:table-cell table:formula="of:=[.B7]" office:value-type="float" office:value="7">
            <text:p>7</text:p>
          </table:table-cell>
          <table:table-cell office:value-type="float" office:value="1.42774">
            <text:p>1.427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99.887">
            <text:p>999.887</text:p>
          </table:table-cell>
          <table:table-cell table:formula="of:=[.B8]" office:value-type="float" office:value="8">
            <text:p>8</text:p>
          </table:table-cell>
          <table:table-cell office:value-type="string">
            <text:p>1.385391546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99.821">
            <text:p>999.821</text:p>
          </table:table-cell>
          <table:table-cell table:formula="of:=[.B9]" office:value-type="float" office:value="9">
            <text:p>9</text:p>
          </table:table-cell>
          <table:table-cell office:value-type="float" office:value="1.34502">
            <text:p>1.345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99.741">
            <text:p>999.741</text:p>
          </table:table-cell>
          <table:table-cell table:formula="of:=[.B10]" office:value-type="float" office:value="10">
            <text:p>10</text:p>
          </table:table-cell>
          <table:table-cell office:value-type="float" office:value="1.30651">
            <text:p>1.306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99.647">
            <text:p>999.647</text:p>
          </table:table-cell>
          <table:table-cell table:formula="of:=[.B11]" office:value-type="float" office:value="11">
            <text:p>11</text:p>
          </table:table-cell>
          <table:table-cell office:value-type="float" office:value="1.26974">
            <text:p>1.269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99.539">
            <text:p>999.539</text:p>
          </table:table-cell>
          <table:table-cell table:formula="of:=[.B12]" office:value-type="float" office:value="12">
            <text:p>12</text:p>
          </table:table-cell>
          <table:table-cell office:value-type="float" office:value="1.23461">
            <text:p>1.234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999.418">
            <text:p>999.418</text:p>
          </table:table-cell>
          <table:table-cell table:formula="of:=[.B13]" office:value-type="float" office:value="13">
            <text:p>13</text:p>
          </table:table-cell>
          <table:table-cell office:value-type="string">
            <text:p>1.201021549.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99.284">
            <text:p>999.284</text:p>
          </table:table-cell>
          <table:table-cell table:formula="of:=[.B14]" office:value-type="float" office:value="14">
            <text:p>14</text:p>
          </table:table-cell>
          <table:table-cell office:value-type="float" office:value="1.16887">
            <text:p>1.168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999.138">
            <text:p>999.138</text:p>
          </table:table-cell>
          <table:table-cell table:formula="of:=[.B15]" office:value-type="float" office:value="15">
            <text:p>15</text:p>
          </table:table-cell>
          <table:table-cell office:value-type="float" office:value="1.13809">
            <text:p>1.13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98.98">
            <text:p>998.98</text:p>
          </table:table-cell>
          <table:table-cell table:formula="of:=[.B16]" office:value-type="float" office:value="16">
            <text:p>16</text:p>
          </table:table-cell>
          <table:table-cell office:value-type="float" office:value="1.10859">
            <text:p>1.108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998.81">
            <text:p>998.81</text:p>
          </table:table-cell>
          <table:table-cell table:formula="of:=[.B17]" office:value-type="float" office:value="17">
            <text:p>17</text:p>
          </table:table-cell>
          <table:table-cell office:value-type="float" office:value="1.0803">
            <text:p>1.08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998.628">
            <text:p>998.628</text:p>
          </table:table-cell>
          <table:table-cell table:formula="of:=[.B18]" office:value-type="float" office:value="18">
            <text:p>18</text:p>
          </table:table-cell>
          <table:table-cell office:value-type="string">
            <text:p>1.053161551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998.436">
            <text:p>998.436</text:p>
          </table:table-cell>
          <table:table-cell table:formula="of:=[.B19]" office:value-type="float" office:value="19">
            <text:p>19</text:p>
          </table:table-cell>
          <table:table-cell office:value-type="float" office:value="1.02711">
            <text:p>1.027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998.233">
            <text:p>998.233</text:p>
          </table:table-cell>
          <table:table-cell table:formula="of:=[.B20]" office:value-type="float" office:value="20">
            <text:p>20</text:p>
          </table:table-cell>
          <table:table-cell office:value-type="float" office:value="1.00207">
            <text:p>1.002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998.019">
            <text:p>998.019</text:p>
          </table:table-cell>
          <table:table-cell table:formula="of:=[.B21]" office:value-type="float" office:value="21">
            <text:p>21</text:p>
          </table:table-cell>
          <table:table-cell office:value-type="float" office:value="0.97801">
            <text:p>0.978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997.794">
            <text:p>997.794</text:p>
          </table:table-cell>
          <table:table-cell table:formula="of:=[.B22]" office:value-type="float" office:value="22">
            <text:p>22</text:p>
          </table:table-cell>
          <table:table-cell office:value-type="float" office:value="0.95486">
            <text:p>0.954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997.56">
            <text:p>997.56</text:p>
          </table:table-cell>
          <table:table-cell table:formula="of:=[.B23]" office:value-type="float" office:value="23">
            <text:p>23</text:p>
          </table:table-cell>
          <table:table-cell office:value-type="string">
            <text:p>0.932591553.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997.316">
            <text:p>997.316</text:p>
          </table:table-cell>
          <table:table-cell table:formula="of:=[.B24]" office:value-type="float" office:value="24">
            <text:p>24</text:p>
          </table:table-cell>
          <table:table-cell office:value-type="float" office:value="0.91115">
            <text:p>0.911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997.062">
            <text:p>997.062</text:p>
          </table:table-cell>
          <table:table-cell table:formula="of:=[.B25]" office:value-type="float" office:value="25">
            <text:p>25</text:p>
          </table:table-cell>
          <table:table-cell office:value-type="float" office:value="0.89049">
            <text:p>0.890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996.799">
            <text:p>996.799</text:p>
          </table:table-cell>
          <table:table-cell table:formula="of:=[.B26]" office:value-type="float" office:value="26">
            <text:p>26</text:p>
          </table:table-cell>
          <table:table-cell office:value-type="float" office:value="0.87057">
            <text:p>0.870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996.526">
            <text:p>996.526</text:p>
          </table:table-cell>
          <table:table-cell table:formula="of:=[.B27]" office:value-type="float" office:value="27">
            <text:p>27</text:p>
          </table:table-cell>
          <table:table-cell office:value-type="float" office:value="0.85137">
            <text:p>0.851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996.244">
            <text:p>996.244</text:p>
          </table:table-cell>
          <table:table-cell table:formula="of:=[.B28]" office:value-type="float" office:value="28">
            <text:p>28</text:p>
          </table:table-cell>
          <table:table-cell office:value-type="string">
            <text:p>0.832851553.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995.954">
            <text:p>995.954</text:p>
          </table:table-cell>
          <table:table-cell table:formula="of:=[.B29]" office:value-type="float" office:value="29">
            <text:p>29</text:p>
          </table:table-cell>
          <table:table-cell office:value-type="float" office:value="0.81496">
            <text:p>0.814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95.654">
            <text:p>995.654</text:p>
          </table:table-cell>
          <table:table-cell table:formula="of:=[.B30]" office:value-type="float" office:value="30">
            <text:p>30</text:p>
          </table:table-cell>
          <table:table-cell office:value-type="float" office:value="0.7977">
            <text:p>0.79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995.346">
            <text:p>995.346</text:p>
          </table:table-cell>
          <table:table-cell table:formula="of:=[.B31]" office:value-type="float" office:value="31">
            <text:p>31</text:p>
          </table:table-cell>
          <table:table-cell office:value-type="float" office:value="0.78101">
            <text:p>0.781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995.03">
            <text:p>995.03</text:p>
          </table:table-cell>
          <table:table-cell table:formula="of:=[.B32]" office:value-type="float" office:value="32">
            <text:p>32</text:p>
          </table:table-cell>
          <table:table-cell office:value-type="float" office:value="0.76489">
            <text:p>0.764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994.705">
            <text:p>994.705</text:p>
          </table:table-cell>
          <table:table-cell table:formula="of:=[.B33]" office:value-type="float" office:value="33">
            <text:p>33</text:p>
          </table:table-cell>
          <table:table-cell office:value-type="string">
            <text:p>0.749291552.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994.372">
            <text:p>994.372</text:p>
          </table:table-cell>
          <table:table-cell table:formula="of:=[.B34]" office:value-type="float" office:value="34">
            <text:p>34</text:p>
          </table:table-cell>
          <table:table-cell office:value-type="float" office:value="0.73421">
            <text:p>0.73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994.031">
            <text:p>994.031</text:p>
          </table:table-cell>
          <table:table-cell table:formula="of:=[.B35]" office:value-type="float" office:value="35">
            <text:p>35</text:p>
          </table:table-cell>
          <table:table-cell office:value-type="float" office:value="0.71962">
            <text:p>0.719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993.682">
            <text:p>993.682</text:p>
          </table:table-cell>
          <table:table-cell table:formula="of:=[.B36]" office:value-type="float" office:value="36">
            <text:p>36</text:p>
          </table:table-cell>
          <table:table-cell office:value-type="float" office:value="0.70549">
            <text:p>0.705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993.326">
            <text:p>993.326</text:p>
          </table:table-cell>
          <table:table-cell table:formula="of:=[.B37]" office:value-type="float" office:value="37">
            <text:p>37</text:p>
          </table:table-cell>
          <table:table-cell office:value-type="float" office:value="0.6918">
            <text:p>0.69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992.961">
            <text:p>992.961</text:p>
          </table:table-cell>
          <table:table-cell table:formula="of:=[.B38]" office:value-type="float" office:value="38">
            <text:p>38</text:p>
          </table:table-cell>
          <table:table-cell office:value-type="string">
            <text:p>0.678541551.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992.59">
            <text:p>992.59</text:p>
          </table:table-cell>
          <table:table-cell table:formula="of:=[.B39]" office:value-type="float" office:value="39">
            <text:p>39</text:p>
          </table:table-cell>
          <table:table-cell office:value-type="float" office:value="0.66569">
            <text:p>0.665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92.21">
            <text:p>992.21</text:p>
          </table:table-cell>
          <table:table-cell table:formula="of:=[.B40]" office:value-type="float" office:value="40">
            <text:p>40</text:p>
          </table:table-cell>
          <table:table-cell office:value-type="float" office:value="0.65323">
            <text:p>0.653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91.824">
            <text:p>991.824</text:p>
          </table:table-cell>
          <table:table-cell table:formula="of:=[.B41]" office:value-type="float" office:value="41">
            <text:p>41</text:p>
          </table:table-cell>
          <table:table-cell office:value-type="float" office:value="0.64115">
            <text:p>0.641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91.43">
            <text:p>991.43</text:p>
          </table:table-cell>
          <table:table-cell table:formula="of:=[.B42]" office:value-type="float" office:value="42">
            <text:p>42</text:p>
          </table:table-cell>
          <table:table-cell office:value-type="float" office:value="0.62943">
            <text:p>0.629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91.029">
            <text:p>991.029</text:p>
          </table:table-cell>
          <table:table-cell table:formula="of:=[.B43]" office:value-type="float" office:value="43">
            <text:p>43</text:p>
          </table:table-cell>
          <table:table-cell office:value-type="string">
            <text:p>0.618061548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990.621">
            <text:p>990.621</text:p>
          </table:table-cell>
          <table:table-cell table:formula="of:=[.B44]" office:value-type="float" office:value="44">
            <text:p>44</text:p>
          </table:table-cell>
          <table:table-cell office:value-type="float" office:value="0.60701">
            <text:p>0.607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90.206">
            <text:p>990.206</text:p>
          </table:table-cell>
          <table:table-cell table:formula="of:=[.B45]" office:value-type="float" office:value="45">
            <text:p>45</text:p>
          </table:table-cell>
          <table:table-cell office:value-type="float" office:value="0.59629">
            <text:p>0.596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989.784">
            <text:p>989.784</text:p>
          </table:table-cell>
          <table:table-cell table:formula="of:=[.B46]" office:value-type="float" office:value="46">
            <text:p>46</text:p>
          </table:table-cell>
          <table:table-cell office:value-type="float" office:value="0.58587">
            <text:p>0.585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989.356">
            <text:p>989.356</text:p>
          </table:table-cell>
          <table:table-cell table:formula="of:=[.B47]" office:value-type="float" office:value="47">
            <text:p>47</text:p>
          </table:table-cell>
          <table:table-cell office:value-type="float" office:value="0.57575">
            <text:p>0.575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988.92">
            <text:p>988.92</text:p>
          </table:table-cell>
          <table:table-cell table:formula="of:=[.B48]" office:value-type="float" office:value="48">
            <text:p>48</text:p>
          </table:table-cell>
          <table:table-cell office:value-type="string">
            <text:p>0.565911545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88.479">
            <text:p>988.479</text:p>
          </table:table-cell>
          <table:table-cell table:formula="of:=[.B49]" office:value-type="float" office:value="49">
            <text:p>49</text:p>
          </table:table-cell>
          <table:table-cell office:value-type="float" office:value="0.55634">
            <text:p>0.556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88.03">
            <text:p>988.03</text:p>
          </table:table-cell>
          <table:table-cell table:formula="of:=[.B50]" office:value-type="float" office:value="50">
            <text:p>50</text:p>
          </table:table-cell>
          <table:table-cell office:value-type="float" office:value="0.54704">
            <text:p>0.54704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2023/01/16</text:date>, <text:time>17:00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3-01-16T16:38:46.64</meta:creation-date>
    <dc:date>2023-01-16T17:00:35.11</dc:date>
    <dc:creator>iwabuchi ken</dc:creator>
    <meta:editing-duration>PT15M55S</meta:editing-duration>
    <meta:editing-cycles>4</meta:editing-cycles>
    <meta:generator>OpenOffice/4.1.3$Win32 OpenOffice.org_project/413m1$Build-9783</meta:generator>
    <meta:document-statistic meta:table-count="1" meta:cell-count="2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41cm" svg:y="4.188cm" style:legend-expansion="high" chart:style-name="ch2"/>
        <chart:plot-area chart:style-name="ch3" table:cell-range-address="'s-86'.B2:'s-86'.C50" chart:data-source-has-labels="both" svg:x="0.77cm" svg:y="0.855cm" svg:width="11.431cm" svg:height="7.545cm">
          <chartooo:coordinate-region svg:x="1.762cm" svg:y="1.067cm" svg:width="10.253cm" svg:height="6.236cm"/>
          <chart:axis chart:dimension="x" chart:name="primary-x" chart:style-name="ch4" chartooo:axis-type="auto">
            <chartooo:date-scale/>
            <chart:categories table:cell-range-address="'s-86'.B4:'s-86'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-86'.C4:'s-86'.C50" chart:label-cell-address="'s-86'.C2:'s-86'.C3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密度 kg/m3</text:p>
                <text:list>
                  <text:list-item>
                    <text:p>密度</text:p>
                  </text:list-item>
                  <text:list-item>
                    <text:p>kg/m3</text:p>
                  </text:list-item>
                </text:list>
                <draw:g>
                  <svg:desc>'s-86'.C2:'s-86'.C3</svg:desc>
                </draw:g>
              </table:table-cell>
            </table:table-row>
          </table:table-header-rows>
          <table:table-rows>
            <table:table-row>
              <table:table-cell office:value-type="float" office:value="4.35">
                <text:p/>
                <draw:g>
                  <svg:desc>'s-86'.B4:'s-86'.B50</svg:desc>
                </draw:g>
              </table:table-cell>
              <table:table-cell office:value-type="float" office:value="999.997">
                <text:p>999.997</text:p>
                <draw:g>
                  <svg:desc>'s-86'.C4:'s-86'.C5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99.993">
                <text:p>999.9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99.974">
                <text:p>999.9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99.938">
                <text:p>999.9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99.887">
                <text:p>999.8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99.821">
                <text:p>999.8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9.741">
                <text:p>999.74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99.647">
                <text:p>999.6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99.539">
                <text:p>999.5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99.418">
                <text:p>999.4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9.284">
                <text:p>999.2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99.138">
                <text:p>999.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98.98">
                <text:p>998.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98.81">
                <text:p>998.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8.628">
                <text:p>998.6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98.436">
                <text:p>998.4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8.233">
                <text:p>998.2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8.019">
                <text:p>998.0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97.794">
                <text:p>997.79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97.56">
                <text:p>997.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97.316">
                <text:p>997.3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97.062">
                <text:p>997.06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96.799">
                <text:p>996.7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96.526">
                <text:p>996.5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96.244">
                <text:p>996.2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95.954">
                <text:p>995.9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5.654">
                <text:p>995.65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95.346">
                <text:p>995.3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95.03">
                <text:p>995.0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94.705">
                <text:p>994.70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94.372">
                <text:p>994.3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94.031">
                <text:p>994.03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93.682">
                <text:p>993.68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93.326">
                <text:p>993.3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92.961">
                <text:p>992.96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92.59">
                <text:p>992.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2.21">
                <text:p>992.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91.824">
                <text:p>991.82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91.43">
                <text:p>991.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91.029">
                <text:p>991.0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90.621">
                <text:p>990.62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90.206">
                <text:p>990.2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89.784">
                <text:p>989.7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89.356">
                <text:p>989.35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88.92">
                <text:p>988.9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88.479">
                <text:p>988.4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88.03">
                <text:p>988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86cm" svg:height="9cm" xlink:href=".." xlink:type="simple" chart:class="chart:line" chart:style-name="ch1">
        <chart:legend chart:legend-position="end" svg:x="10.753cm" svg:y="4.188cm" style:legend-expansion="high" chart:style-name="ch2"/>
        <chart:plot-area chart:style-name="ch3" table:cell-range-address="'s-86'.D3:'s-86'.E50" chart:data-source-has-labels="both" svg:x="0.735cm" svg:y="0.855cm" svg:width="9.448cm" svg:height="7.545cm">
          <chartooo:coordinate-region svg:x="1.462cm" svg:y="1.068cm" svg:width="8.534cm" svg:height="6.235cm"/>
          <chart:axis chart:dimension="x" chart:name="primary-x" chart:style-name="ch4" chartooo:axis-type="auto">
            <chartooo:date-scale/>
            <chart:categories table:cell-range-address="'s-86'.D4:'s-86'.D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-86'.E4:'s-86'.E50" chart:label-cell-address="'s-86'.E3:'s-86'.E3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a・sm/sec</text:p>
                <draw:g>
                  <svg:desc>'s-86'.E3:'s-86'.E3</svg:desc>
                </draw:g>
              </table:table-cell>
            </table:table-row>
          </table:table-header-rows>
          <table:table-rows>
            <table:table-row>
              <table:table-cell office:value-type="float" office:value="4.35">
                <text:p/>
                <draw:g>
                  <svg:desc>'s-86'.D4:'s-86'.D50</svg:desc>
                </draw:g>
              </table:table-cell>
              <table:table-cell office:value-type="float" office:value="1.55061">
                <text:p>1.55061</text:p>
                <draw:g>
                  <svg:desc>'s-86'.E4:'s-86'.E5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1894">
                <text:p>1.518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47221">
                <text:p>1.472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2774">
                <text:p>1.427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34502">
                <text:p>1.34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651">
                <text:p>1.306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26974">
                <text:p>1.269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23461">
                <text:p>1.234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16887">
                <text:p>1.168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13809">
                <text:p>1.138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0859">
                <text:p>1.108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0803">
                <text:p>1.08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02711">
                <text:p>1.027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0207">
                <text:p>1.002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97801">
                <text:p>0.978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95486">
                <text:p>0.9548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115">
                <text:p>0.911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9049">
                <text:p>0.890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87057">
                <text:p>0.8705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85137">
                <text:p>0.851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81496">
                <text:p>0.81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8101">
                <text:p>0.781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6489">
                <text:p>0.764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3421">
                <text:p>0.7342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71962">
                <text:p>0.719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70549">
                <text:p>0.7054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6918">
                <text:p>0.69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66569">
                <text:p>0.665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5323">
                <text:p>0.653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64115">
                <text:p>0.641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2943">
                <text:p>0.629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60701">
                <text:p>0.607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9629">
                <text:p>0.5962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58587">
                <text:p>0.5858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57575">
                <text:p>0.575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55634">
                <text:p>0.55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4704">
                <text:p>0.54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